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Aufgabe Shell</text:span></text:p>
      <text:p text:style-name="P1"/>
      <text:p text:style-name="P1">Arbeitsschritte:</text:p>
      <text:p text:style-name="P1"/>
      <text:p text:style-name="P1">Vor Beginn der eigentlichen Aufgabe:</text:p>
      <text:p text:style-name="P1"/>
      <text:p text:style-name="P1">- Download Datei 2021-11-29-Article_list_dirty.tsv aus Moodle</text:p>
      <text:p text:style-name="P1">- Verschieben in Verzeichnis</text:p>
      <text:p text:style-name="P1">- Terminal: cd Schreibtisch/shell-lesson/shell/ls</text:p>
      <text:p text:style-name="P1">_____________________________________________________________________________________</text:p>
      <text:p text:style-name="P1"/>
      <text:p text:style-name="P1"># Anzeigen Dateiinhalt (als Zwischenkontrolle hilfreich)</text:p>
      <text:p text:style-name="P1">less -n 2021-11-29-Article_list_dirty.tsv</text:p>
      <text:p text:style-name="P1"/>
      <text:p text:style-name="P1"># Entfernen unnötige Spalten =&gt; nur relevante Spalten anzeigen (ISSN/Jahr) =&gt; Speichern neue Datei</text:p>
      <text:p text:style-name="P1">1. cut -f 5,12 2021-11-29-Article_list_dirty_1.tsv &gt; 2021-11-29-Article_list_dirty_2.tsv</text:p>
      <text:p text:style-name="P1"/>
      <text:p text:style-name="P1"/>
      <text:p text:style-name="P1"># Schrittweise entfernen von unrelevanten Zeilen </text:p>
      <text:p text:style-name="P1">2. sed '75,77d' 2021-11-29-Article_list_dirty_3.tsv &gt; 2021-11-29-Article_list_dirty_4.tsv</text:p>
      <text:p text:style-name="P1"/>
      <text:p text:style-name="P1">3. sed '19,22d' 2021-11-29-Article_list_dirty_5.tsv &gt; 2021-11-29-Article_list_dirty_6.tsv</text:p>
      <text:p text:style-name="P1"/>
      <text:p text:style-name="P1">4. sed '7,10d' 2021-11-29-Article_list_dirty_7.tsv &gt; 2021-11-29-Article_list_dirty_8.tsv</text:p>
      <text:p text:style-name="P1"/>
      <text:p text:style-name="P1">_____________________________________________________________________________________</text:p>
      <text:p text:style-name="P1"/>
      <text:p text:style-name="P1"># Ausgabe einer sortierten Datei ohne doppelte Zeilen (unique / sort)</text:p>
      <text:p text:style-name="P1">5. uniq 2021-11-29-Article_list_dirty_9.tsv &gt; 2021-11-29-Article_list_dirty_10.tsv</text:p>
      <text:p text:style-name="P1"/>
      <text:p text:style-name="P1">6. sort 2021-11-29-Article_list_dirty_11.tsv &gt; 2021-11-29-Article_list_dirty_12_sorted.tsv</text:p>
      <text:p text:style-name="P1"/>
      <text:p text:style-name="P1"># Sortierung Buchstaben / Zahlen</text:p>
      <text:p text:style-name="P1">7. sort -n 2021-11-29-Article_list_dirty_13.tsv &gt; 2021-11-29-Article_list_dirty_14.tsv</text:p>
      <text:p text:style-name="P1"/>
      <text:p text:style-name="P1">_____________________________________________________________________________________</text:p>
      <text:p text:style-name="P1"/>
      <text:p text:style-name="P1"># Entfernen umrelevante Zeilen (sed / tr)</text:p>
      <text:p text:style-name="P1">8. sed '71,75d' 2021-11-29-Article_list_dirty_15.tsv &gt; 2021-11-29-Article_list_dirty_16.tsv</text:p>
      <text:p text:style-name="P1"/>
      <text:p text:style-name="P1">8. sed '4,9d' tsv.datei &gt; tsv Datei</text:p>
      <text:p text:style-name="P1"/>
      <text:p text:style-name="P1">9. sed ’46,40d' tsv.datei &gt; tsv Datei</text:p>
      <text:p text:style-name="P1">___________________________________________________________________________________</text:p>
      <text:p text:style-name="P1"/>
      <text:p text:style-name="P1"># mehrmals Löschen umrelevanter strings</text:p>
      <text:p text:style-name="P1"/>
      <text:p text:style-name="P1">10. tr -d ‚ISSN‘ ‚issn‘ ‚:‘ &lt; 2021-11-29-Article_list_dirty_19.tsv &gt; 2021-11-29-Article_list_dirty_20..tsv </text:p>
      <text:p text:style-name="P1"/>
      <text:p text:style-name="P1">___________________________________________________________________________________</text:p>
      <text:p text:style-name="P1"/>
      <text:p text:style-name="P1"># Feinkorrektur: Zeilen einrücken </text:p>
      <text:p text:style-name="P1"># Feinkorrektur: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</meta:generator>
  </office:meta>
</office:document-meta>
</file>